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eeeeee" draw:textarea-horizontal-align="justify" draw:textarea-vertical-align="middle" draw:auto-grow-height="false" fo:min-height="0.696cm" fo:min-width="2.872cm"/>
      <style:paragraph-properties style:writing-mode="lr-tb"/>
    </style:style>
    <style:style style:name="gr2" style:family="graphic" style:parent-style-name="standard">
      <style:graphic-properties svg:stroke-color="#999999" draw:fill-color="#dddddd" draw:textarea-horizontal-align="justify" draw:textarea-vertical-align="middle" draw:auto-grow-height="false" fo:min-height="0.607cm" fo:min-width="4.99cm"/>
      <style:paragraph-properties style:writing-mode="lr-tb"/>
    </style:style>
    <style:style style:name="gr3" style:family="graphic" style:parent-style-name="standard">
      <style:graphic-properties svg:stroke-color="#999999" draw:fill-color="#dddddd" draw:textarea-horizontal-align="justify" draw:textarea-vertical-align="middle" draw:auto-grow-height="false" fo:min-height="0.696cm" fo:min-width="2.872cm"/>
      <style:paragraph-properties style:writing-mode="lr-tb"/>
    </style:style>
    <style:style style:name="gr4" style:family="graphic" style:parent-style-name="standard">
      <style:graphic-properties svg:stroke-color="#808080" draw:textarea-vertical-align="middle"/>
    </style:style>
    <style:style style:name="gr5" style:family="graphic" style:parent-style-name="standard">
      <style:graphic-properties svg:stroke-color="#999999" draw:fill-color="#dddddd" draw:textarea-horizontal-align="justify" draw:textarea-vertical-align="middle" draw:auto-grow-height="false" fo:min-height="0.696cm" fo:min-width="3.363cm"/>
      <style:paragraph-properties style:writing-mode="lr-tb"/>
    </style:style>
    <style:style style:name="gr6" style:family="graphic" style:parent-style-name="standard">
      <style:graphic-properties svg:stroke-color="#999999" draw:fill-color="#dddddd" draw:textarea-horizontal-align="justify" draw:textarea-vertical-align="middle" draw:auto-grow-height="false" fo:min-height="0.696cm" fo:min-width="4.554cm"/>
      <style:paragraph-properties style:writing-mode="lr-tb"/>
    </style:style>
    <style:style style:name="gr7" style:family="graphic" style:parent-style-name="standard">
      <style:graphic-properties svg:stroke-color="#dddddd" draw:stroke-linejoin="round" svg:stroke-linecap="round" draw:fill="solid" draw:fill-color="#eeeeee" draw:textarea-horizontal-align="justify" draw:textarea-vertical-align="middle" draw:auto-grow-height="false" fo:min-height="1.575cm" fo:min-width="5.015cm" fo:wrap-option="wrap"/>
      <style:paragraph-properties style:writing-mode="lr-tb"/>
    </style:style>
    <style:style style:name="gr8" style:family="graphic" style:parent-style-name="standard">
      <style:graphic-properties svg:stroke-color="#dddddd" draw:stroke-linejoin="round" svg:stroke-linecap="round" draw:fill="solid" draw:fill-color="#eeeeee" draw:textarea-horizontal-align="justify" draw:textarea-vertical-align="middle" draw:auto-grow-height="false" fo:min-height="1.497cm" fo:min-width="5.985cm" fo:wrap-option="wrap"/>
      <style:paragraph-properties style:writing-mode="lr-tb"/>
    </style:style>
    <style:style style:name="gr9" style:family="graphic" style:parent-style-name="standard">
      <style:graphic-properties draw:stroke="solid" draw:stroke-dash="Long_20_Dot" svg:stroke-color="#dddddd" draw:stroke-linejoin="round" svg:stroke-linecap="butt" draw:fill="solid" draw:fill-color="#eeeeee" draw:textarea-horizontal-align="justify" draw:textarea-vertical-align="middle" draw:auto-grow-height="false" fo:min-height="1.845cm" fo:min-width="7.44cm" fo:wrap-option="wrap"/>
      <style:paragraph-properties style:writing-mode="lr-tb"/>
    </style:style>
    <style:style style:name="gr10" style:family="graphic" style:parent-style-name="standard">
      <style:graphic-properties svg:stroke-color="#dddddd" draw:stroke-linejoin="round" svg:stroke-linecap="round" draw:fill="solid" draw:fill-color="#eeeeee" draw:textarea-horizontal-align="justify" draw:textarea-vertical-align="middle" draw:auto-grow-height="false" fo:min-height="1.778cm" fo:min-width="7.44cm" fo:wrap-option="wrap"/>
      <style:paragraph-properties style:writing-mode="lr-tb"/>
    </style:style>
    <style:style style:name="gr11" style:family="graphic" style:parent-style-name="objectwithoutfill">
      <style:graphic-properties svg:stroke-color="#999999" draw:marker-end="Стили_20_стрелок_20_1" draw:marker-end-width="0.3cm" draw:fill="none" draw:textarea-vertical-align="middle"/>
    </style:style>
    <style:style style:name="gr12" style:family="graphic" style:parent-style-name="objectwithoutfill">
      <style:graphic-properties svg:stroke-color="#999999" draw:marker-end="Стили_20_стрелок_20_2" draw:marker-end-width="0.3cm" draw:fill="none" draw:textarea-vertical-align="middle"/>
    </style:style>
    <style:style style:name="gr13" style:family="graphic" style:parent-style-name="objectwithoutfill">
      <style:graphic-properties svg:stroke-color="#999999" draw:marker-end="Стили_20_стрелок_20_3" draw:marker-end-width="0.3cm" draw:fill="none" draw:textarea-vertical-align="middle"/>
    </style:style>
    <style:style style:name="gr14" style:family="graphic" style:parent-style-name="objectwithoutfill">
      <style:graphic-properties svg:stroke-color="#999999" draw:marker-end="Стили_20_стрелок_20_4" draw:marker-end-width="0.3cm" draw:fill="none" draw:textarea-vertical-align="middle"/>
    </style:style>
    <style:style style:name="gr15" style:family="graphic" style:parent-style-name="standard">
      <style:graphic-properties svg:stroke-color="#dddddd" draw:stroke-linejoin="round" svg:stroke-linecap="round" draw:fill="solid" draw:fill-color="#eeeeee" draw:textarea-horizontal-align="justify" draw:textarea-vertical-align="middle" draw:auto-grow-height="false" fo:min-height="1.778cm" fo:min-width="5.902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style:font-name="Cantarell Light" fo:font-size="14pt"/>
    </style:style>
    <style:style style:name="P2" style:family="paragraph">
      <loext:graphic-properties draw:fill-color="#eeeeee"/>
      <style:paragraph-properties fo:text-align="center" style:writing-mode="lr-tb"/>
      <style:text-properties style:font-name="Cantarell Light" fo:font-size="14pt"/>
    </style:style>
    <style:style style:name="P3" style:family="paragraph">
      <style:paragraph-properties fo:text-align="center" style:writing-mode="lr-tb"/>
      <style:text-properties style:font-name="Cantarell" fo:font-size="14pt"/>
    </style:style>
    <style:style style:name="P4" style:family="paragraph">
      <loext:graphic-properties draw:fill-color="#dddddd"/>
      <style:paragraph-properties fo:text-align="center" style:writing-mode="lr-tb"/>
      <style:text-properties style:font-name="Cantarell" fo:font-size="14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style:font-name="Cantarell Light" fo:font-size="12pt"/>
    </style:style>
    <style:style style:name="P7" style:family="paragraph">
      <loext:graphic-properties draw:fill="solid" draw:fill-color="#eeeeee"/>
      <style:paragraph-properties fo:text-align="start"/>
      <style:text-properties style:font-name="Cantarell Light" fo:font-size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Cantarell Light" fo:font-size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.372cm" svg:height="0.946cm" svg:x="16.792cm" svg:y="10.743cm">
          <text:p text:style-name="P1"><text:span text:style-name="T1">Harve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5.49cm" svg:height="0.857cm" svg:x="12.471cm" svg:y="12.992cm">
          <text:p text:style-name="P3"><text:span text:style-name="T2">Harvester.Azu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5.49cm" svg:height="0.857cm" svg:x="18.821cm" svg:y="12.992cm">
          <text:p text:style-name="P3"><text:span text:style-name="T2">Harvester.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3.372cm" svg:height="0.946cm" svg:x="24.694cm" svg:y="6.147cm">
          <text:p text:style-name="P3"><text:span text:style-name="T2">Attribut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372cm" svg:height="0.946cm" svg:x="16.792cm" svg:y="10.743cm">
          <text:p text:style-name="P3"><text:span text:style-name="T2">Harveste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8.478cm" svg:y1="11.689cm" svg:x2="15.216cm" svg:y2="12.992cm" draw:start-shape="id1" draw:start-glue-point="2" draw:end-shape="id2" svg:d="M18478 11689v651h-3262v652" svg:viewBox="0 0 3263 1304">
          <text:p/>
        </draw:connector>
        <draw:connector draw:style-name="gr4" draw:text-style-name="P5" draw:layer="layout" svg:x1="18.478cm" svg:y1="11.689cm" svg:x2="21.566cm" svg:y2="12.992cm" draw:start-shape="id1" draw:start-glue-point="2" draw:end-shape="id3" draw:end-glue-point="0" svg:d="M18478 11689v651h3088v652" svg:viewBox="0 0 3089 1304">
          <text:p/>
        </draw:connector>
        <draw:custom-shape draw:style-name="gr1" draw:text-style-name="P2" draw:layer="layout" svg:width="3.372cm" svg:height="0.946cm" svg:x="32.479cm" svg:y="10.765cm">
          <text:p text:style-name="P1"><text:span text:style-name="T1">Harve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5.49cm" svg:height="0.857cm" svg:x="28.158cm" svg:y="13.014cm">
          <text:p text:style-name="P3"><text:span text:style-name="T2">Indexer.Azu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5.49cm" svg:height="0.857cm" svg:x="34.508cm" svg:y="13.014cm">
          <text:p text:style-name="P3"><text:span text:style-name="T2">Indexer.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372cm" svg:height="0.946cm" svg:x="32.479cm" svg:y="10.765cm">
          <text:p text:style-name="P3"><text:span text:style-name="T2">Indexe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34.165cm" svg:y1="11.711cm" svg:x2="30.903cm" svg:y2="13.014cm" draw:start-shape="id4" draw:start-glue-point="2" draw:end-shape="id5" svg:d="M34165 11711v651h-3262v652" svg:viewBox="0 0 3263 1304">
          <text:p/>
        </draw:connector>
        <draw:connector draw:style-name="gr4" draw:text-style-name="P5" draw:layer="layout" svg:x1="34.165cm" svg:y1="11.711cm" svg:x2="37.253cm" svg:y2="13.014cm" draw:start-shape="id4" draw:start-glue-point="2" draw:end-shape="id6" draw:end-glue-point="0" svg:d="M34165 11711v651h3088v652" svg:viewBox="0 0 3089 1304">
          <text:p/>
        </draw:connector>
        <draw:custom-shape draw:style-name="gr1" draw:text-style-name="P2" draw:layer="layout" svg:width="3.372cm" svg:height="0.946cm" svg:x="46.43cm" svg:y="10.838cm">
          <text:p text:style-name="P1"><text:span text:style-name="T1">Harve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5.49cm" svg:height="0.857cm" svg:x="42.109cm" svg:y="13.087cm">
          <text:p text:style-name="P3"><text:span text:style-name="T2">SearchService.Azu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5.49cm" svg:height="0.857cm" svg:x="48.459cm" svg:y="13.087cm">
          <text:p text:style-name="P3"><text:span text:style-name="T2">SearchService.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3.863cm" svg:height="0.946cm" svg:x="46.288cm" svg:y="10.838cm">
          <text:p text:style-name="P3"><text:span text:style-name="T2">Search Service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48.219cm" svg:y1="11.784cm" svg:x2="44.854cm" svg:y2="13.087cm" draw:start-shape="id7" draw:start-glue-point="2" draw:end-shape="id8" svg:d="M48219 11784v651h-3365v652" svg:viewBox="0 0 3366 1304">
          <text:p/>
        </draw:connector>
        <draw:connector draw:style-name="gr4" draw:text-style-name="P5" draw:layer="layout" svg:x1="48.219cm" svg:y1="11.784cm" svg:x2="51.204cm" svg:y2="13.087cm" draw:start-shape="id7" draw:start-glue-point="2" draw:end-shape="id9" draw:end-glue-point="0" svg:d="M48219 11784v651h2985v652" svg:viewBox="0 0 2986 1304">
          <text:p/>
        </draw:connector>
        <draw:custom-shape draw:style-name="gr6" draw:text-style-name="P4" xml:id="id10" draw:id="id10" draw:layer="layout" svg:width="5.054cm" svg:height="0.946cm" svg:x="45.706cm" svg:y="9.039cm">
          <text:p text:style-name="P3"><text:span text:style-name="T2">Search Api Client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48.233cm" svg:y1="9.985cm" svg:x2="48.219cm" svg:y2="10.838cm" draw:start-shape="id10" draw:start-glue-point="2" draw:end-shape="id7" draw:end-glue-point="0" svg:d="M48233 9985v427h-14v426" svg:viewBox="0 0 15 854">
          <text:p/>
        </draw:connector>
        <draw:custom-shape draw:style-name="gr3" draw:text-style-name="P4" xml:id="id12" draw:id="id12" draw:layer="layout" svg:width="3.372cm" svg:height="0.946cm" svg:x="46.522cm" svg:y="6.358cm">
          <text:p text:style-name="P3"><text:span text:style-name="T2">Filter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515cm" svg:height="1.825cm" svg:x="38.78cm" svg:y="4.989cm">
          <text:p text:style-name="P6">Query building helpers</text:p>
          <draw:enhanced-geometry svg:viewBox="0 0 21600 21600" draw:mirror-horizontal="true" draw:type="line-callout-2" draw:modifiers="-8520.95721537346 22652.7929901424 -3915.88107324148 22652.7929901424 -978.97026831037 6565.1697699890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7" draw:layer="layout" svg:width="6.485cm" svg:height="1.747cm" svg:x="15.599cm" svg:y="5.067cm">
          <text:p text:style-name="P6">Property attributes for defining searchable fields</text:p>
          <draw:enhanced-geometry svg:viewBox="0 0 21600 21600" draw:mirror-horizontal="true" draw:type="line-callout-2" draw:modifiers="-8508.78815911194 19684.6681922197 -3293.6170212766 18869.1075514874 -825.901942645698 6858.1235697940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7" draw:layer="layout" svg:width="7.94cm" svg:height="2.095cm" svg:x="6.171cm" svg:y="9.48cm">
          <text:p text:style-name="P6">Interface for sending records to search engine. Helper methods for implementing full and continuous sync.</text:p>
          <draw:enhanced-geometry svg:viewBox="0 0 21600 21600" draw:mirror-horizontal="true" draw:type="line-callout-2" draw:modifiers="-7015.03588968644 17745.8015267176 -3060.06800151114 17807.6335877863 -671.854930109558 5719.465648854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7" draw:layer="layout" svg:width="7.94cm" svg:height="2.028cm" svg:x="22.302cm" svg:y="9.723cm">
          <text:p text:style-name="P6">Interface for sending records to search engine. Helper methods for implementing full and continuous sync.</text:p>
          <draw:enhanced-geometry svg:viewBox="0 0 21600 21600" draw:mirror-horizontal="true" draw:type="line-callout-2" draw:modifiers="-6011.33358519078 16298.4721537703 -1746.27880619569 15893.9379004436 -671.854930109558 5897.6835879743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1" draw:text-style-name="P8" draw:layer="layout" draw:type="curve" svg:x1="26.38cm" svg:y1="7.093cm" svg:x2="34.165cm" svg:y2="10.765cm" draw:start-shape="id11" draw:start-glue-point="2" draw:end-shape="id4" draw:end-glue-point="0" svg:d="M26380 7093c0 2754 7785 918 7785 3672" svg:viewBox="0 0 7786 3673">
          <text:p/>
        </draw:connector>
        <draw:connector draw:style-name="gr12" draw:text-style-name="P8" draw:layer="layout" draw:type="curve" svg:x1="26.38cm" svg:y1="7.093cm" svg:x2="18.478cm" svg:y2="10.743cm" draw:start-shape="id11" draw:start-glue-point="2" draw:end-shape="id1" draw:end-glue-point="0" svg:d="M26380 7093c0 2737-7902 913-7902 3650" svg:viewBox="0 0 7903 3651">
          <text:p/>
        </draw:connector>
        <draw:connector draw:style-name="gr13" draw:text-style-name="P8" draw:layer="layout" draw:type="curve" svg:x1="26.38cm" svg:y1="7.093cm" svg:x2="45.706cm" svg:y2="9.512cm" draw:start-shape="id11" draw:start-glue-point="2" draw:end-shape="id10" draw:end-glue-point="3" svg:d="M26380 7093c0 1613 6442 2419 19326 2419" svg:viewBox="0 0 19327 2420">
          <text:p/>
        </draw:connector>
        <draw:connector draw:style-name="gr14" draw:text-style-name="P8" draw:layer="layout" draw:type="curve" svg:x1="48.208cm" svg:y1="7.304cm" svg:x2="48.233cm" svg:y2="9.039cm" draw:start-shape="id12" draw:start-glue-point="2" draw:end-shape="id10" draw:end-glue-point="0" svg:d="M48208 7304c0 1302 25 435 25 1735" svg:viewBox="0 0 26 1736">
          <text:p/>
        </draw:connector>
        <draw:custom-shape draw:style-name="gr15" draw:text-style-name="P7" draw:layer="layout" svg:width="6.402cm" svg:height="2.028cm" svg:x="38.351cm" svg:y="9.768cm">
          <text:p text:style-name="P6">Search api — facade to hide search engine implementation details</text:p>
          <draw:enhanced-geometry svg:viewBox="0 0 21600 21600" draw:mirror-horizontal="true" draw:type="line-callout-2" draw:modifiers="-5130.96985787912 16426.2198127156 -1746.27880619569 15893.9379004436 -833.234421364985 5897.6835879743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4T12:46:42.228101270</meta:creation-date>
    <dc:date>2022-07-04T13:55:45.631186115</dc:date>
    <meta:editing-duration>PT29M29S</meta:editing-duration>
    <meta:editing-cycles>2</meta:editing-cycles>
    <meta:generator>LibreOffice/7.3.4.2$Linux_X86_64 LibreOffice_project/30$Build-2</meta:generator>
    <meta:document-statistic meta:object-count="31"/>
  </office:meta>
</office:document-meta>
</file>